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7-02 16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4-16 13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6 15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0288" calcext:value-type="float">
            <text:p>8.4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1144" calcext:value-type="float">
            <text:p>8.3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8952" calcext:value-type="float">
            <text:p>8.3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8 22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1312" calcext:value-type="float">
            <text:p>8.2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8912" calcext:value-type="float">
            <text:p>8.0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9392" calcext:value-type="float">
            <text:p>8.0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9 23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0664" calcext:value-type="float">
            <text:p>8.3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2" calcext:value-type="float">
            <text:p>8.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5048" calcext:value-type="float">
            <text:p>8.3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88096" calcext:value-type="float">
            <text:p>8.3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4192" calcext:value-type="float">
            <text:p>8.3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9724" calcext:value-type="float">
            <text:p>8.3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3336" calcext:value-type="float">
            <text:p>8.4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6384" calcext:value-type="float">
            <text:p>8.4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09432" calcext:value-type="float">
            <text:p>8.4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248" calcext:value-type="float">
            <text:p>8.4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5528" calcext:value-type="float">
            <text:p>8.4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18576" calcext:value-type="float">
            <text:p>8.4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1624" calcext:value-type="float">
            <text:p>8.42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4672" calcext:value-type="float">
            <text:p>8.4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2772" calcext:value-type="float">
            <text:p>8.4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0768" calcext:value-type="float">
            <text:p>8.4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9912" calcext:value-type="float">
            <text:p>8.4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7344" calcext:value-type="float">
            <text:p>8.4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4296" calcext:value-type="float">
            <text:p>8.4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82" calcext:value-type="float">
            <text:p>8.4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61248" calcext:value-type="float">
            <text:p>8.4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2104" calcext:value-type="float">
            <text:p>8.4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55152" calcext:value-type="float">
            <text:p>8.4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9056" calcext:value-type="float">
            <text:p>8.4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4-11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4296" calcext:value-type="float">
            <text:p>8.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23 15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5904" calcext:value-type="float">
            <text:p>8.3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72856" calcext:value-type="float">
            <text:p>8.3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9808" calcext:value-type="float">
            <text:p>8.3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676" calcext:value-type="float">
            <text:p>8.3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63712" calcext:value-type="float">
            <text:p>8.3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7616" calcext:value-type="float">
            <text:p>8.3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4568" calcext:value-type="float">
            <text:p>8.3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5152" calcext:value-type="float">
            <text:p>8.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8472" calcext:value-type="float">
            <text:p>8.3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5424" calcext:value-type="float">
            <text:p>8.3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9328" calcext:value-type="float">
            <text:p>8.33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628" calcext:value-type="float">
            <text:p>8.3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3232" calcext:value-type="float">
            <text:p>8.3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30184" calcext:value-type="float">
            <text:p>8.3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7136" calcext:value-type="float">
            <text:p>8.3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4088" calcext:value-type="float">
            <text:p>8.3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2104" calcext:value-type="float">
            <text:p>8.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7992" calcext:value-type="float">
            <text:p>8.31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4944" calcext:value-type="float">
            <text:p>8.31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58" calcext:value-type="float">
            <text:p>8.3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2752" calcext:value-type="float">
            <text:p>8.3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08848" calcext:value-type="float">
            <text:p>8.3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9704" calcext:value-type="float">
            <text:p>8.2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6656" calcext:value-type="float">
            <text:p>8.2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3608" calcext:value-type="float">
            <text:p>8.2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9056" calcext:value-type="float">
            <text:p>8.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7512" calcext:value-type="float">
            <text:p>8.2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4464" calcext:value-type="float">
            <text:p>8.2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81416" calcext:value-type="float">
            <text:p>8.2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8368" calcext:value-type="float">
            <text:p>8.2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532" calcext:value-type="float">
            <text:p>8.2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9224" calcext:value-type="float">
            <text:p>8.2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6176" calcext:value-type="float">
            <text:p>8.2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3128" calcext:value-type="float">
            <text:p>8.26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6008" calcext:value-type="float">
            <text:p>8.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7032" calcext:value-type="float">
            <text:p>8.2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3984" calcext:value-type="float">
            <text:p>8.2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50936" calcext:value-type="float">
            <text:p>8.2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7888" calcext:value-type="float">
            <text:p>8.2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484" calcext:value-type="float">
            <text:p>8.2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8744" calcext:value-type="float">
            <text:p>8.2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41792" calcext:value-type="float">
            <text:p>8.2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5696" calcext:value-type="float">
            <text:p>8.2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32648" calcext:value-type="float">
            <text:p>8.2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6552" calcext:value-type="float">
            <text:p>8.2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8 22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3504" calcext:value-type="float">
            <text:p>8.2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7408" calcext:value-type="float">
            <text:p>8.21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1436" calcext:value-type="float">
            <text:p>8.2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8264" calcext:value-type="float">
            <text:p>8.2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5216" calcext:value-type="float">
            <text:p>8.2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02168" calcext:value-type="float">
            <text:p>8.20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912" calcext:value-type="float">
            <text:p>8.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1688" calcext:value-type="float">
            <text:p>8.1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2544" calcext:value-type="float">
            <text:p>8.1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4256" calcext:value-type="float">
            <text:p>8.1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4632" calcext:value-type="float">
            <text:p>8.10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1376" calcext:value-type="float">
            <text:p>7.9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1272" calcext:value-type="float">
            <text:p>7.8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20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1336" calcext:value-type="float">
            <text:p>7.64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8184" calcext:value-type="float">
            <text:p>7.56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20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0832" calcext:value-type="float">
            <text:p>8.1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6072" calcext:value-type="float">
            <text:p>8.1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9976" calcext:value-type="float">
            <text:p>8.18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6928" calcext:value-type="float">
            <text:p>8.1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8388" calcext:value-type="float">
            <text:p>8.1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7784" calcext:value-type="float">
            <text:p>8.1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864" calcext:value-type="float">
            <text:p>8.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65592" calcext:value-type="float">
            <text:p>8.1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9496" calcext:value-type="float">
            <text:p>8.1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6448" calcext:value-type="float">
            <text:p>8.1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34" calcext:value-type="float">
            <text:p>8.1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50352" calcext:value-type="float">
            <text:p>8.1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7304" calcext:value-type="float">
            <text:p>8.14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41208" calcext:value-type="float">
            <text:p>8.1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816" calcext:value-type="float">
            <text:p>8.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5112" calcext:value-type="float">
            <text:p>8.1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32064" calcext:value-type="float">
            <text:p>8.1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9016" calcext:value-type="float">
            <text:p>8.1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5968" calcext:value-type="float">
            <text:p>8.1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2292" calcext:value-type="float">
            <text:p>8.1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9872" calcext:value-type="float">
            <text:p>8.1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6824" calcext:value-type="float">
            <text:p>8.1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3776" calcext:value-type="float">
            <text:p>8.1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10728" calcext:value-type="float">
            <text:p>8.1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768" calcext:value-type="float">
            <text:p>8.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9 15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01584" calcext:value-type="float">
            <text:p>8.1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8536" calcext:value-type="float">
            <text:p>8.0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5488" calcext:value-type="float">
            <text:p>8.0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9244" calcext:value-type="float">
            <text:p>8.0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6344" calcext:value-type="float">
            <text:p>8.0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3296" calcext:value-type="float">
            <text:p>8.0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80248" calcext:value-type="float">
            <text:p>8.0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72" calcext:value-type="float">
            <text:p>8.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4152" calcext:value-type="float">
            <text:p>8.0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8056" calcext:value-type="float">
            <text:p>8.0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5008" calcext:value-type="float">
            <text:p>8.0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6196" calcext:value-type="float">
            <text:p>8.0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5864" calcext:value-type="float">
            <text:p>8.0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52816" calcext:value-type="float">
            <text:p>8.0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9768" calcext:value-type="float">
            <text:p>8.0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672" calcext:value-type="float">
            <text:p>8.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3672" calcext:value-type="float">
            <text:p>8.0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7576" calcext:value-type="float">
            <text:p>8.03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4528" calcext:value-type="float">
            <text:p>8.0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3148" calcext:value-type="float">
            <text:p>8.0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8432" calcext:value-type="float">
            <text:p>8.0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5384" calcext:value-type="float">
            <text:p>8.0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22336" calcext:value-type="float">
            <text:p>8.0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9288" calcext:value-type="float">
            <text:p>8.01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3192" calcext:value-type="float">
            <text:p>8.01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624" calcext:value-type="float">
            <text:p>8.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4048" calcext:value-type="float">
            <text:p>8.00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10144" calcext:value-type="float">
            <text:p>8.0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7096" calcext:value-type="float">
            <text:p>8.0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01" calcext:value-type="float">
            <text:p>8.00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7952" calcext:value-type="float">
            <text:p>7.9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4904" calcext:value-type="float">
            <text:p>7.99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91856" calcext:value-type="float">
            <text:p>7.9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8808" calcext:value-type="float">
            <text:p>7.98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576" calcext:value-type="float">
            <text:p>7.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82712" calcext:value-type="float">
            <text:p>7.98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9664" calcext:value-type="float">
            <text:p>7.9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6616" calcext:value-type="float">
            <text:p>7.97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3568" calcext:value-type="float">
            <text:p>7.97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7472" calcext:value-type="float">
            <text:p>7.96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7052" calcext:value-type="float">
            <text:p>7.97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64424" calcext:value-type="float">
            <text:p>7.9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528" calcext:value-type="float">
            <text:p>7.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2232" calcext:value-type="float">
            <text:p>7.9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6136" calcext:value-type="float">
            <text:p>7.9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3088" calcext:value-type="float">
            <text:p>7.9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6992" calcext:value-type="float">
            <text:p>7.9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3944" calcext:value-type="float">
            <text:p>7.9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30896" calcext:value-type="float">
            <text:p>7.9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7848" calcext:value-type="float">
            <text:p>7.9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48" calcext:value-type="float">
            <text:p>7.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21752" calcext:value-type="float">
            <text:p>7.9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8704" calcext:value-type="float">
            <text:p>7.9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5656" calcext:value-type="float">
            <text:p>7.9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3 13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12608" calcext:value-type="float">
            <text:p>7.9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956" calcext:value-type="float">
            <text:p>7.9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6512" calcext:value-type="float">
            <text:p>7.9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3464" calcext:value-type="float">
            <text:p>7.9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00416" calcext:value-type="float">
            <text:p>7.9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7368" calcext:value-type="float">
            <text:p>7.8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9432" calcext:value-type="float">
            <text:p>7.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8224" calcext:value-type="float">
            <text:p>7.8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2128" calcext:value-type="float">
            <text:p>7.8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7744" calcext:value-type="float">
            <text:p>7.8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1648" calcext:value-type="float">
            <text:p>7.8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4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7976" calcext:value-type="float">
            <text:p>7.42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2 15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0856" calcext:value-type="float">
            <text:p>7.61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908" calcext:value-type="float">
            <text:p>7.8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85176" calcext:value-type="float">
            <text:p>7.88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6032" calcext:value-type="float">
            <text:p>7.8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72984" calcext:value-type="float">
            <text:p>7.8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6888" calcext:value-type="float">
            <text:p>7.8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384" calcext:value-type="float">
            <text:p>7.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0792" calcext:value-type="float">
            <text:p>7.8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54696" calcext:value-type="float">
            <text:p>7.8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5552" calcext:value-type="float">
            <text:p>7.84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86" calcext:value-type="float">
            <text:p>7.8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9456" calcext:value-type="float">
            <text:p>7.8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6408" calcext:value-type="float">
            <text:p>7.83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336" calcext:value-type="float">
            <text:p>7.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30312" calcext:value-type="float">
            <text:p>7.83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7264" calcext:value-type="float">
            <text:p>7.8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21168" calcext:value-type="float">
            <text:p>7.8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5072" calcext:value-type="float">
            <text:p>7.8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2024" calcext:value-type="float">
            <text:p>7.8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8872" calcext:value-type="float">
            <text:p>7.73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2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3152" calcext:value-type="float">
            <text:p>7.69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0104" calcext:value-type="float">
            <text:p>7.69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4008" calcext:value-type="float">
            <text:p>7.68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7056" calcext:value-type="float">
            <text:p>7.68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8096" calcext:value-type="float">
            <text:p>7.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3528" calcext:value-type="float">
            <text:p>7.65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7912" calcext:value-type="float">
            <text:p>7.67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4864" calcext:value-type="float">
            <text:p>7.67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8768" calcext:value-type="float">
            <text:p>7.66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572" calcext:value-type="float">
            <text:p>7.66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9624" calcext:value-type="float">
            <text:p>7.65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6576" calcext:value-type="float">
            <text:p>7.65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5048" calcext:value-type="float">
            <text:p>7.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7432" calcext:value-type="float">
            <text:p>7.64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44384" calcext:value-type="float">
            <text:p>7.64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8288" calcext:value-type="float">
            <text:p>7.63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524" calcext:value-type="float">
            <text:p>7.63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6096" calcext:value-type="float">
            <text:p>7.62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6952" calcext:value-type="float">
            <text:p>7.61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13904" calcext:value-type="float">
            <text:p>7.61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7808" calcext:value-type="float">
            <text:p>7.60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476" calcext:value-type="float">
            <text:p>7.60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01712" calcext:value-type="float">
            <text:p>7.60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8664" calcext:value-type="float">
            <text:p>7.59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5616" calcext:value-type="float">
            <text:p>7.59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92568" calcext:value-type="float">
            <text:p>7.59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952" calcext:value-type="float">
            <text:p>7.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3424" calcext:value-type="float">
            <text:p>7.58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0376" calcext:value-type="float">
            <text:p>7.58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7328" calcext:value-type="float">
            <text:p>7.5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428" calcext:value-type="float">
            <text:p>7.57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71232" calcext:value-type="float">
            <text:p>7.57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5136" calcext:value-type="float">
            <text:p>7.5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904" calcext:value-type="float">
            <text:p>7.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5992" calcext:value-type="float">
            <text:p>7.55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52944" calcext:value-type="float">
            <text:p>7.55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9896" calcext:value-type="float">
            <text:p>7.54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6848" calcext:value-type="float">
            <text:p>7.54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40752" calcext:value-type="float">
            <text:p>7.54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7704" calcext:value-type="float">
            <text:p>7.53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4656" calcext:value-type="float">
            <text:p>7.53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2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31608" calcext:value-type="float">
            <text:p>7.53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332" calcext:value-type="float">
            <text:p>7.51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1128" calcext:value-type="float">
            <text:p>7.50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7224" calcext:value-type="float">
            <text:p>7.50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2464" calcext:value-type="float">
            <text:p>7.52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9416" calcext:value-type="float">
            <text:p>7.51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25512" calcext:value-type="float">
            <text:p>7.52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6368" calcext:value-type="float">
            <text:p>7.5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10272" calcext:value-type="float">
            <text:p>7.51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04176" calcext:value-type="float">
            <text:p>7.50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5032" calcext:value-type="float">
            <text:p>7.49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1984" calcext:value-type="float">
            <text:p>7.49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8936" calcext:value-type="float">
            <text:p>7.48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6 1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5888" calcext:value-type="float">
            <text:p>7.48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8284" calcext:value-type="float">
            <text:p>7.48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9792" calcext:value-type="float">
            <text:p>7.47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3696" calcext:value-type="float">
            <text:p>7.47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6744" calcext:value-type="float">
            <text:p>7.47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70648" calcext:value-type="float">
            <text:p>7.47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4552" calcext:value-type="float">
            <text:p>7.46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76" calcext:value-type="float">
            <text:p>7.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61504" calcext:value-type="float">
            <text:p>7.4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8456" calcext:value-type="float">
            <text:p>7.45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5408" calcext:value-type="float">
            <text:p>7.45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5236" calcext:value-type="float">
            <text:p>7.45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6264" calcext:value-type="float">
            <text:p>7.44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0168" calcext:value-type="float">
            <text:p>7.44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3216" calcext:value-type="float">
            <text:p>7.44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712" calcext:value-type="float">
            <text:p>7.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4072" calcext:value-type="float">
            <text:p>7.43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31024" calcext:value-type="float">
            <text:p>7.43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4928" calcext:value-type="float">
            <text:p>7.42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2188" calcext:value-type="float">
            <text:p>7.421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5784" calcext:value-type="float">
            <text:p>7.41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2736" calcext:value-type="float">
            <text:p>7.41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9688" calcext:value-type="float">
            <text:p>7.40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664" calcext:value-type="float">
            <text:p>7.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3592" calcext:value-type="float">
            <text:p>7.403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00544" calcext:value-type="float">
            <text:p>7.40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7496" calcext:value-type="float">
            <text:p>7.39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4448" calcext:value-type="float">
            <text:p>7.39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2256" calcext:value-type="float">
            <text:p>7.38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5304" calcext:value-type="float">
            <text:p>7.38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4-01 16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4824" calcext:value-type="float">
            <text:p>7.35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1776" calcext:value-type="float">
            <text:p>7.35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914" calcext:value-type="float">
            <text:p>7.39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616" calcext:value-type="float">
            <text:p>7.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9208" calcext:value-type="float">
            <text:p>7.3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3112" calcext:value-type="float">
            <text:p>7.37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70064" calcext:value-type="float">
            <text:p>7.37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7016" calcext:value-type="float">
            <text:p>7.36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3968" calcext:value-type="float">
            <text:p>7.36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57872" calcext:value-type="float">
            <text:p>7.35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8728" calcext:value-type="float">
            <text:p>7.34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42632" calcext:value-type="float">
            <text:p>7.34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9584" calcext:value-type="float">
            <text:p>7.33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044" calcext:value-type="float">
            <text:p>7.33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7392" calcext:value-type="float">
            <text:p>7.32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4344" calcext:value-type="float">
            <text:p>7.32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21296" calcext:value-type="float">
            <text:p>7.32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52" calcext:value-type="float">
            <text:p>7.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12152" calcext:value-type="float">
            <text:p>7.31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6056" calcext:value-type="float">
            <text:p>7.30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03008" calcext:value-type="float">
            <text:p>7.3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996" calcext:value-type="float">
            <text:p>7.29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3864" calcext:value-type="float">
            <text:p>7.29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7768" calcext:value-type="float">
            <text:p>7.28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8624" calcext:value-type="float">
            <text:p>7.27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72528" calcext:value-type="float">
            <text:p>7.27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948" calcext:value-type="float">
            <text:p>7.2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6432" calcext:value-type="float">
            <text:p>7.26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7288" calcext:value-type="float">
            <text:p>7.25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0336" calcext:value-type="float">
            <text:p>7.26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5424" calcext:value-type="float">
            <text:p>7.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8144" calcext:value-type="float">
            <text:p>7.24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2048" calcext:value-type="float">
            <text:p>7.24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5952" calcext:value-type="float">
            <text:p>7.23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376" calcext:value-type="float">
            <text:p>7.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6808" calcext:value-type="float">
            <text:p>7.22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7664" calcext:value-type="float">
            <text:p>7.21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852" calcext:value-type="float">
            <text:p>7.20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5472" calcext:value-type="float">
            <text:p>7.20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3 16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6328" calcext:value-type="float">
            <text:p>7.19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0232" calcext:value-type="float">
            <text:p>7.19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1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8416" calcext:value-type="float">
            <text:p>7.13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5368" calcext:value-type="float">
            <text:p>7.13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6224" calcext:value-type="float">
            <text:p>7.12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3176" calcext:value-type="float">
            <text:p>7.12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0128" calcext:value-type="float">
            <text:p>7.12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0984" calcext:value-type="float">
            <text:p>7.11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184" calcext:value-type="float">
            <text:p>7.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0504" calcext:value-type="float">
            <text:p>7.08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7456" calcext:value-type="float">
            <text:p>7.07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8312" calcext:value-type="float">
            <text:p>7.06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612" calcext:value-type="float">
            <text:p>7.05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9168" calcext:value-type="float">
            <text:p>7.05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088" calcext:value-type="float">
            <text:p>7.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564" calcext:value-type="float">
            <text:p>7.02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9544" calcext:value-type="float">
            <text:p>7.01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4304" calcext:value-type="float">
            <text:p>7.00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8208" calcext:value-type="float">
            <text:p>6.99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516" calcext:value-type="float">
            <text:p>6.99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9064" calcext:value-type="float">
            <text:p>6.98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82968" calcext:value-type="float">
            <text:p>6.9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992" calcext:value-type="float">
            <text:p>6.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6872" calcext:value-type="float">
            <text:p>6.97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3824" calcext:value-type="float">
            <text:p>6.9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70776" calcext:value-type="float">
            <text:p>6.97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7728" calcext:value-type="float">
            <text:p>6.96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1632" calcext:value-type="float">
            <text:p>6.96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58584" calcext:value-type="float">
            <text:p>6.95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944" calcext:value-type="float">
            <text:p>6.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46392" calcext:value-type="float">
            <text:p>6.94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7248" calcext:value-type="float">
            <text:p>6.93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3 15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42" calcext:value-type="float">
            <text:p>6.93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8104" calcext:value-type="float">
            <text:p>6.92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22008" calcext:value-type="float">
            <text:p>6.92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5912" calcext:value-type="float">
            <text:p>6.915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2864" calcext:value-type="float">
            <text:p>6.91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9816" calcext:value-type="float">
            <text:p>6.9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4576" calcext:value-type="float">
            <text:p>6.89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848" calcext:value-type="float">
            <text:p>6.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85432" calcext:value-type="float">
            <text:p>6.88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6288" calcext:value-type="float">
            <text:p>6.87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4096" calcext:value-type="float">
            <text:p>6.86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7144" calcext:value-type="float">
            <text:p>6.86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54952" calcext:value-type="float">
            <text:p>6.85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5808" calcext:value-type="float">
            <text:p>6.84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9712" calcext:value-type="float">
            <text:p>6.83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6664" calcext:value-type="float">
            <text:p>6.83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752" calcext:value-type="float">
            <text:p>6.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8376" calcext:value-type="float">
            <text:p>6.81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5328" calcext:value-type="float">
            <text:p>6.81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3136" calcext:value-type="float">
            <text:p>6.80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704" calcext:value-type="float">
            <text:p>6.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87896" calcext:value-type="float">
            <text:p>6.78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0944" calcext:value-type="float">
            <text:p>6.79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793992" calcext:value-type="float">
            <text:p>6.79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0088" calcext:value-type="float">
            <text:p>6.80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6184" calcext:value-type="float">
            <text:p>6.80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09232" calcext:value-type="float">
            <text:p>6.80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1228" calcext:value-type="float">
            <text:p>6.81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21424" calcext:value-type="float">
            <text:p>6.82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33616" calcext:value-type="float">
            <text:p>6.83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276" calcext:value-type="float">
            <text:p>6.84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48856" calcext:value-type="float">
            <text:p>6.84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61048" calcext:value-type="float">
            <text:p>6.86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0192" calcext:value-type="float">
            <text:p>6.87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79336" calcext:value-type="float">
            <text:p>6.87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891528" calcext:value-type="float">
            <text:p>6.89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06768" calcext:value-type="float">
            <text:p>6.9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1896" calcext:value-type="float">
            <text:p>6.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31152" calcext:value-type="float">
            <text:p>6.93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6468" calcext:value-type="float">
            <text:p>6.96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01256" calcext:value-type="float">
            <text:p>7.00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6496" calcext:value-type="float">
            <text:p>7.01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2592" calcext:value-type="float">
            <text:p>7.02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28688" calcext:value-type="float">
            <text:p>7.02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1736" calcext:value-type="float">
            <text:p>7.03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34784" calcext:value-type="float">
            <text:p>7.03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43928" calcext:value-type="float">
            <text:p>7.04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50024" calcext:value-type="float">
            <text:p>7.05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62216" calcext:value-type="float">
            <text:p>7.06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136" calcext:value-type="float">
            <text:p>7.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74408" calcext:value-type="float">
            <text:p>7.07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5 16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3552" calcext:value-type="float">
            <text:p>7.08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5744" calcext:value-type="float">
            <text:p>7.09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9648" calcext:value-type="float">
            <text:p>7.08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866" calcext:value-type="float">
            <text:p>7.08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2696" calcext:value-type="float">
            <text:p>7.09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98792" calcext:value-type="float">
            <text:p>7.09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4888" calcext:value-type="float">
            <text:p>7.10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07936" calcext:value-type="float">
            <text:p>7.10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4032" calcext:value-type="float">
            <text:p>7.11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1708" calcext:value-type="float">
            <text:p>7.11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29272" calcext:value-type="float">
            <text:p>7.1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3232" calcext:value-type="float">
            <text:p>7.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4512" calcext:value-type="float">
            <text:p>7.14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804" calcext:value-type="float">
            <text:p>7.17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0608" calcext:value-type="float">
            <text:p>7.15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3656" calcext:value-type="float">
            <text:p>7.15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4756" calcext:value-type="float">
            <text:p>7.1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9752" calcext:value-type="float">
            <text:p>7.15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5848" calcext:value-type="float">
            <text:p>7.16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56704" calcext:value-type="float">
            <text:p>7.15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28" calcext:value-type="float">
            <text:p>7.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4992" calcext:value-type="float">
            <text:p>7.17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71944" calcext:value-type="float">
            <text:p>7.17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68896" calcext:value-type="float">
            <text:p>7.16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4136" calcext:value-type="float">
            <text:p>7.18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1088" calcext:value-type="float">
            <text:p>7.18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87184" calcext:value-type="float">
            <text:p>7.1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328" calcext:value-type="float">
            <text:p>7.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199376" calcext:value-type="float">
            <text:p>7.19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02424" calcext:value-type="float">
            <text:p>7.20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1568" calcext:value-type="float">
            <text:p>7.21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14616" calcext:value-type="float">
            <text:p>7.21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0712" calcext:value-type="float">
            <text:p>7.2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29856" calcext:value-type="float">
            <text:p>7.22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39" calcext:value-type="float">
            <text:p>7.2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45096" calcext:value-type="float">
            <text:p>7.24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63384" calcext:value-type="float">
            <text:p>7.26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81672" calcext:value-type="float">
            <text:p>7.28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6 21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290816" calcext:value-type="float">
            <text:p>7.29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33488" calcext:value-type="float">
            <text:p>7.33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6092" calcext:value-type="float">
            <text:p>7.36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388352" calcext:value-type="float">
            <text:p>7.38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18832" calcext:value-type="float">
            <text:p>7.41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49312" calcext:value-type="float">
            <text:p>7.44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49808" calcext:value-type="float">
            <text:p>7.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62088" calcext:value-type="float">
            <text:p>7.56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586472" calcext:value-type="float">
            <text:p>7.58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62" calcext:value-type="float">
            <text:p>7.6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5448" calcext:value-type="float">
            <text:p>7.7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8976" calcext:value-type="float">
            <text:p>7.8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1812" calcext:value-type="float">
            <text:p>7.8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6784" calcext:value-type="float">
            <text:p>7.79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0688" calcext:value-type="float">
            <text:p>7.7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288" calcext:value-type="float">
            <text:p>7.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05928" calcext:value-type="float">
            <text:p>7.80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9832" calcext:value-type="float">
            <text:p>7.7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93736" calcext:value-type="float">
            <text:p>7.79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764" calcext:value-type="float">
            <text:p>7.78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6304" calcext:value-type="float">
            <text:p>7.7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3256" calcext:value-type="float">
            <text:p>7.76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4592" calcext:value-type="float">
            <text:p>7.78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81544" calcext:value-type="float">
            <text:p>7.78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8496" calcext:value-type="float">
            <text:p>7.77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724" calcext:value-type="float">
            <text:p>7.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9352" calcext:value-type="float">
            <text:p>7.76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60208" calcext:value-type="float">
            <text:p>7.76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716" calcext:value-type="float">
            <text:p>7.75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4112" calcext:value-type="float">
            <text:p>7.75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51064" calcext:value-type="float">
            <text:p>7.75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192" calcext:value-type="float">
            <text:p>7.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8016" calcext:value-type="float">
            <text:p>7.74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9728" calcext:value-type="float">
            <text:p>7.72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5344" calcext:value-type="float">
            <text:p>7.70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99248" calcext:value-type="float">
            <text:p>7.69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144" calcext:value-type="float">
            <text:p>7.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44968" calcext:value-type="float">
            <text:p>7.74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4488" calcext:value-type="float">
            <text:p>7.71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2296" calcext:value-type="float">
            <text:p>7.70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08392" calcext:value-type="float">
            <text:p>7.70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668" calcext:value-type="float">
            <text:p>7.7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0584" calcext:value-type="float">
            <text:p>7.72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17536" calcext:value-type="float">
            <text:p>7.71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23632" calcext:value-type="float">
            <text:p>7.7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5824" calcext:value-type="float">
            <text:p>7.73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914089061701</text:p>
          </table:table-cell>
          <table:table-cell office:value-type="string" calcext:value-type="string">
            <text:p>LA-31/11E/22-1493</text:p>
          </table:table-cell>
          <table:table-cell office:value-type="string" calcext:value-type="string">
            <text:p>2019-11-14 19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732776" calcext:value-type="float">
            <text:p>7.7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388" meta:object-count="0"/>
    <meta:user-defined meta:name="AppVersion">3.0</meta:user-defined>
  </office:meta>
</office:document-meta>
</file>